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ListenerIteratorImpl.EventListenerIteratorImpl( Session session , Collection sConsumers , Collection aConsum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ventListener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Impl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ListenerIterator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Impl.nextEvent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ListenerIteratorImpl.fetch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Listener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